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2" svg:font-family="Courier" style:font-family-generic="modern" style:font-pitch="fixed"/>
    <style:font-face style:name="Courier" svg:font-family="Courier" style:font-family-generic="modern" style:font-pitch="variable"/>
    <style:font-face style:name="Courier New1" svg:font-family="'Courier New'"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style:keep-together="false" fo:keep-together="always"/>
    </style:style>
    <style:style style:name="Table155.A1" style:family="table-cell">
      <style:table-cell-properties fo:padding="0in" fo:border-left="none" fo:border-right="none" fo:border-top="0.0007in solid #000001" fo:border-bottom="0.0007in solid #000001"/>
    </style:style>
    <style:style style:name="Table155.A2" style:family="table-cell">
      <style:table-cell-properties fo:padding="0in" fo:border-left="none" fo:border-right="none" fo:border-top="0.0007in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style:keep-together="false" fo:keep-together="always"/>
    </style:style>
    <style:style style:name="Table157.A1" style:family="table-cell">
      <style:table-cell-properties fo:padding="0in" fo:border-left="none" fo:border-right="none" fo:border-top="0.0007in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2"/>
    </style:style>
    <style:style style:name="P22" style:family="paragraph" style:parent-style-name="Example">
      <style:paragraph-properties style:line-height-at-least="0.1945in"/>
      <style:text-properties style:font-name="Courier" fo:font-style="italic" style:font-style-asian="italic" style:font-name-complex="Courier New2"/>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2"/>
    </style:style>
    <style:style style:name="T5" style:family="text">
      <style:text-properties fo:font-style="italic" style:font-style-asian="italic" style:font-name-complex="Courier New2"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2"/>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2"/>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2"/>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2"/>
    </style:style>
    <style:style style:name="T28" style:family="text">
      <style:text-properties fo:font-weight="bold" style:font-weight-asian="bold" style:font-weight-complex="bold"/>
    </style:style>
    <style:style style:name="T29" style:family="text">
      <style:text-properties style:font-name="Courier New1"/>
    </style:style>
    <style:style style:name="T30" style:family="text">
      <style:text-properties style:font-name="Courier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9">examples/example5.tcl</text:span>. Other examples can be found in the directory <text:span text:style-name="T19">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ext:soft-page-break/>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text:soft-page-break/>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text:soft-pag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ext:soft-page-break/>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with the extension “<text:span text:style-name="T30">.gz</text:span>”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corner </text:span></text:span><text:span text:style-name="Command_20_Argument"><text:span text:style-name="T3">corner_name</text:span></text:span><text:span text:style-name="Command_20_Argument"><text:span text:style-name="T11">]</text:span></text:span><text:span text:style-name="Command_20_Argument"><text:span text:style-name="T9"><text:line-break/>[-unescaped_dividers]<text:line-break/></text:span></text:span><text:span text:style-name="Command_20_Argument">filename</text:span></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Read SDF delay values from a file. The min and max values in the SDF tuples are used to annotate the delays for <text:span text:style-name="T21">corner</text:span>. The typical values in the SDF tuples are ignored. If multiple corners are defined <text:span text:style-name="T1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15"><text:span text:style-name="Command"><text:span text:style-name="T2">corner</text:span></text:span></text:p>
          </table:table-cell>
          <table:table-cell table:style-name="Table146.A2" office:value-type="string">
            <text:p text:style-name="P4">The name of a process corner.</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25">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1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ext:soft-page-break/>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min_period</text:span></text:p>
          </table:table-cell>
          <table:table-cell table:style-name="Table50.A1" office:value-type="string">
            <text:p text:style-name="P1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4">The clocks to report.</text:p>
          </table:table-cell>
        </table:table-row>
        <table:table-row table:style-name="Table50.1">
          <table:table-cell table:style-name="Table50.A2" office:value-type="string">
            <text:p text:style-name="P20">-include_port_paths</text:p>
          </table:table-cell>
          <table:table-cell table:style-name="Table50.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15"><text:span text:style-name="Command_20_Heading">report_clock_properties</text:span></text:p>
          </table:table-cell>
          <table:table-cell table:style-name="Table155.A1" office:value-type="string">
            <text:p text:style-name="P15">[<text:span text:style-name="T2">clock_names</text:span>]</text:p>
          </table:table-cell>
        </table:table-row>
        <table:table-row table:style-name="Table155.1">
          <table:table-cell table:style-name="Table155.A2" office:value-type="string">
            <text:p text:style-name="P17">clock_names</text:p>
          </table:table-cell>
          <table:table-cell table:style-name="Table155.A2" office:value-type="string">
            <text:p text:style-name="P1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15"><text:span text:style-name="Command_20_Heading">report_clock_skew</text:span></text:p>
          </table:table-cell>
          <table:table-cell table:style-name="Table157.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15"><text:span text:style-name="Command_20_Argument"><text:span text:style-name="T9">-setup</text:span></text:span></text:p>
          </table:table-cell>
          <table:table-cell table:style-name="Table157.A2" office:value-type="string">
            <text:p text:style-name="P4">Report skew for setup checks.</text:p>
          </table:table-cell>
        </table:table-row>
        <table:table-row table:style-name="Table157.1">
          <table:table-cell table:style-name="Table157.A2" office:value-type="string">
            <text:p text:style-name="P15">-hold</text:p>
          </table:table-cell>
          <table:table-cell table:style-name="Table157.A2" office:value-type="string">
            <text:p text:style-name="P4">Report skew for hold checks.</text:p>
          </table:table-cell>
        </table:table-row>
        <table:table-row table:style-name="Table157.1">
          <table:table-cell table:style-name="Table157.A2" office:value-type="string">
            <text:p text:style-name="P17">clocks</text:p>
          </table:table-cell>
          <table:table-cell table:style-name="Table157.A2" office:value-type="string">
            <text:p text:style-name="P4">The target clocks to report.</text:p>
          </table:table-cell>
        </table:table-row>
        <table:table-row table:style-name="Table157.1">
          <table:table-cell table:style-name="Table157.A2" office:value-type="string">
            <text:p text:style-name="P17">digits</text:p>
          </table:table-cell>
          <table:table-cell table:style-name="Table157.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ext:soft-page-break/>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ext:soft-page-break/>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ext:soft-page-break/>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ext:soft-page-break/>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ext:soft-page-break/>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ext:soft-page-break/>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include_typ]<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ext:soft-page-break/>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5">-include_typ</text:p>
          </table:table-cell>
          <table:table-cell table:style-name="Table150.A2" office:value-type="string">
            <text:p text:style-name="P4">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ext:soft-page-break/>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ext:soft-page-break/>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ext:soft-page-break/>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2" svg:font-family="Courier" style:font-family-generic="modern" style:font-pitch="fixed"/>
    <style:font-face style:name="Courier" svg:font-family="Courier" style:font-family-generic="modern" style:font-pitch="variable"/>
    <style:font-face style:name="Courier New1" svg:font-family="'Courier New'"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98</meta:editing-cycles>
    <meta:print-date>2011-02-05T01:56:00</meta:print-date>
    <meta:creation-date>2010-07-31T21:07:00</meta:creation-date>
    <dc:date>2021-11-14T17:49:36</dc:date>
    <meta:editing-duration>P46DT23H32M52S</meta:editing-duration>
    <meta:generator>OpenOffice/4.1.10$Unix OpenOffice.org_project/4110m2$Build-9807</meta:generator>
    <meta:document-statistic meta:table-count="154" meta:image-count="0" meta:object-count="0" meta:page-count="73" meta:paragraph-count="1706" meta:word-count="12443" meta:character-count="847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